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ex明朝" svg:font-family="IPAex明朝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000000" draw:fill-gradient-name="Gradient_20_9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gradient" draw:fill-gradient-name="Gradient_20_3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gradient" draw:fill-color="#000000" draw:fill-gradient-name="Gradient_20_10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objectwithoutfill">
      <style:graphic-properties svg:stroke-width="0.1cm" svg:stroke-color="#3300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0.405cm"/>
    </style:style>
    <style:style style:name="gr8" style:family="graphic" style:parent-style-name="standard">
      <style:graphic-properties draw:stroke="none" svg:stroke-color="#000000" draw:fill="none" draw:fill-color="#ffffff" fo:min-height="2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margin-left="0cm" fo:margin-right="0cm" fo:margin-top="0.2cm" fo:margin-bottom="0.2cm" fo:line-height="100%" fo:text-indent="0cm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letter-kerning="true" style:font-name-asian="VL ゴシック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cm" svg:height="2.5cm" svg:x="2cm" svg:y="2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cm" svg:height="2.5cm" svg:x="5.8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cm" svg:height="2.5cm" svg:x="9.7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2.5cm" svg:x="13.7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6cm" svg:y1="3.8cm" svg:x2="5.7cm" svg:y2="3.8cm">
          <text:p/>
        </draw:line>
        <draw:line draw:style-name="gr4" draw:text-style-name="P1" draw:layer="layout" svg:x1="8.5cm" svg:y1="3.8cm" svg:x2="9.6cm" svg:y2="3.8cm">
          <text:p/>
        </draw:line>
        <draw:line draw:style-name="gr4" draw:text-style-name="P1" draw:layer="layout" svg:x1="12.4cm" svg:y1="3.8cm" svg:x2="13.5cm" svg:y2="3.8cm">
          <text:p/>
        </draw:line>
        <draw:custom-shape draw:style-name="gr5" draw:text-style-name="P2" draw:layer="layout" svg:width="1.9cm" svg:height="0.5cm" svg:x="1.8cm" svg:y="5.4cm">
          <text:p text:style-name="P2"><text:span text:style-name="T1">1. </text:span><text:span text:style-name="T1">低温</text:span></text:p>
          <draw:enhanced-geometry svg:viewBox="0 0 21600 21600" draw:text-areas="800 800 20800 20800" draw:type="round-rectangular-callout" draw:modifiers="10510.2577590742 -20134.13173652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3.4cm" svg:height="0.5cm" svg:x="5.1cm" svg:y="5.4cm">
          <text:p text:style-name="P2"><text:span text:style-name="T1">2. </text:span><text:span text:style-name="T1">徐々に加熱</text:span></text:p>
          <draw:enhanced-geometry svg:viewBox="0 0 21600 21600" draw:text-areas="800 800 20800 20800" draw:type="round-rectangular-callout" draw:modifiers="10123.6107027345 -17849.10179640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2cm" svg:height="0.5cm" svg:x="9.7cm" svg:y="5.4cm">
          <text:p text:style-name="P2"><text:span text:style-name="T1">3. </text:span><text:span text:style-name="T1">高温</text:span></text:p>
          <draw:enhanced-geometry svg:viewBox="0 0 21600 21600" draw:text-areas="800 800 20800 20800" draw:type="round-rectangular-callout" draw:modifiers="10395.2023988006 -15564.07185628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2.3cm" svg:height="0.5cm" svg:x="13.9cm" svg:y="5.4cm">
          <text:p text:style-name="P2"><text:span text:style-name="T1">4. </text:span><text:span text:style-name="T1">超高温</text:span></text:p>
          <draw:enhanced-geometry svg:viewBox="0 0 21600 21600" draw:text-areas="800 800 20800 20800" draw:type="round-rectangular-callout" draw:modifiers="10344.7196870926 -17849.10179640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1" draw:layer="layout" svg:x1="2.2cm" svg:y1="2.3cm" svg:x2="2.9cm" svg:y2="3.1cm">
          <text:p/>
        </draw:line>
        <draw:frame draw:style-name="gr7" draw:text-style-name="P3" draw:layer="layout" svg:width="1.4cm" svg:height="0.789cm" svg:x="1.3cm" svg:y="1.6cm">
          <draw:text-box>
            <text:p text:style-name="P3"><text:span text:style-name="T1">黒体</text:span></text:p>
          </draw:text-box>
        </draw:frame>
        <draw:frame draw:style-name="gr8" draw:text-style-name="P3" draw:layer="layout" svg:width="19cm" svg:height="5.155cm" svg:x="1cm" svg:y="6.445cm">
          <draw:text-box>
            <text:list text:style-name="L1">
              <text:list-item>
                <text:p text:style-name="P4"><text:span text:style-name="T1">1. </text:span><text:span text:style-name="T1">低温状態では，光をはっしないため，黒く見える．また全ての光を吸収するため，この意味において，完全な黒である．</text:span></text:p>
              </text:list-item>
              <text:list-item>
                <text:p text:style-name="P4"><text:span text:style-name="T1">2. </text:span><text:span text:style-name="T1">加熱により，熱エネルギーを黒体に与えると，赤い光を発するようになる．赤は低エネルギーの電磁波である．この電磁波の放射を 輻射 と言うことも多い．</text:span></text:p>
              </text:list-item>
              <text:list-item>
                <text:p text:style-name="P4"><text:span text:style-name="T1">3. </text:span><text:span text:style-name="T1">更に高温にしていくと，青くなる．青は高エネルギーの電磁波である．</text:span></text:p>
              </text:list-item>
              <text:list-item>
                <text:p text:style-name="P4"><text:span text:style-name="T1">4. </text:span><text:span text:style-name="T1">加熱を続けると，最終的に白くみえる．というか，まぶしすぎて，直視できなくなるだろう．この状態に至ると，黒体からは可視光の全てに色だけでなく，紫外線やガンマ線といった放射線も輻射するようになる．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IPAex明朝" svg:font-family="IPAex明朝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draw:gradient draw:name="Gradient_20_10" draw:display-name="Gradient 10" draw:style="radial" draw:cx="0%" draw:cy="0%" draw:start-color="#0066cc" draw:end-color="#eeeeee" draw:start-intensity="100%" draw:end-intensity="100%" draw:border="0%"/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9" draw:display-name="Gradient 9" draw:style="radial" draw:cx="0%" draw:cy="0%" draw:start-color="#cccccc" draw:end-color="#ffffff" draw:start-intensity="80%" draw:end-intensity="95%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IPAex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park3 </meta:initial-creator>
    <meta:creation-date>2014-01-04T03:20:17.285862769</meta:creation-date>
    <dc:date>2014-01-04T04:05:33.578314198</dc:date>
    <dc:creator>Spark3 </dc:creator>
    <meta:editing-duration>PT25M15S</meta:editing-duration>
    <meta:editing-cycles>10</meta:editing-cycles>
    <meta:generator>LibreOffice/4.1.3.2$Linux_X86_64 LibreOffice_project/410$Build-2</meta:generator>
    <meta:document-statistic meta:object-count="14"/>
  </office:meta>
</office:document-meta>
</file>